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880" officeooo:paragraph-rsid="0013188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1880" officeooo:paragraph-rsid="0013188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31880" officeooo:paragraph-rsid="00131880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31880" officeooo:paragraph-rsid="0013188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H <text:s text:c="2"/>2021</text:p>
      <text:p text:style-name="P1"/>
      <text:p text:style-name="P2">JERLIE L. OSANO</text:p>
      <text:p text:style-name="P3">Supervising Pro/Regional Coordinator</text:p>
      <text:p text:style-name="P3">PRC- XII</text:p>
      <text:p text:style-name="P3"/>
      <text:p text:style-name="P3"/>
      <text:p text:style-name="P3">Dear Ma’am;</text:p>
      <text:p text:style-name="P3"><text:s text:c="6"/></text:p>
      <text:p text:style-name="P3"><text:s text:c="13"/>I AM HUMBLY WRITING THIS LETTER OF REQUEST I FORGOT MY PRC ACCOUNT. I WILL BE USING THIS ACCOUNT TO PROCESS/BOOK AN APPOINTMENT FOR.</text:p>
      <text:p text:style-name="P3"/>
      <text:p text:style-name="P3"><text:s text:c="21"/></text:p>
      <text:p text:style-name="P3"><text:s text:c="23"/>PUT CHECK <text:span text:style-name="T2">( <text:s/>)</text:span></text:p>
      <text:p text:style-name="P3"><text:s text:c="28"/></text:p>
      <text:p text:style-name="P3"><text:s text:c="25"/><text:span text:style-name="T1"><text:s text:c="4"/>_________EXAM APPLICATION; state your BOARD EXAM________</text:span></text:p>
      <text:p text:style-name="P4"><text:s text:c="29"/>_________RENEWAL OF PRC ID</text:p>
      <text:p text:style-name="P4"><text:s text:c="29"/>_________INITIAL REGISTRATION</text:p>
      <text:p text:style-name="P4"><text:s text:c="29"/>_________CERTIFICATE/AUTHENTICATION</text:p>
      <text:p text:style-name="P4"><text:s text:c="29"/>_________DUPLICATE ID</text:p>
      <text:p text:style-name="P3"/>
      <text:p text:style-name="P3">IN LINE WITH THIS, I AM AUTHORIZING THE PRC PERSONNEL/INCHARGE TO RETRIEVE MY;</text:p>
      <text:p text:style-name="P3"><text:s text:c="20"/></text:p>
      <text:p text:style-name="P3"><text:s text:c="22"/>PUT CHECK <text:span text:style-name="T2">( <text:s/>)</text:span></text:p>
      <text:p text:style-name="P3"/>
      <text:p text:style-name="P3"><text:s text:c="29"/><text:span text:style-name="T1">________PASSWORD</text:span></text:p>
      <text:p text:style-name="P4"><text:s text:c="29"/>________EMAIL</text:p>
      <text:p text:style-name="P4"><text:s text:c="29"/>________BOTH EMAIL AND PASSWORD.</text:p>
      <text:p text:style-name="P3"/>
      <text:p text:style-name="P3"/>
      <text:p text:style-name="P3">Thank you very much!</text:p>
      <text:p text:style-name="P3"/>
      <text:p text:style-name="P3"/>
      <text:p text:style-name="P4">CONTACT NUMBER; 09508048873</text:p>
      <text:p text:style-name="P4"/>
      <text:p text:style-name="P3"/>
      <text:p text:style-name="P3"/>
      <text:p text:style-name="P3">Sincerely your<text:span text:style-name="T2">s</text:span>,</text:p>
      <text:p text:style-name="P3"/>
      <text:p text:style-name="P3"/>
      <text:p text:style-name="P2">HANNIE D. CABILANGAN,RN</text:p>
      <text:p text:style-name="P3"><text:s text:c="3"/>Signature Over Printed 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3:52:56.990775532</meta:creation-date>
    <dc:date>2021-03-01T14:15:26.661453961</dc:date>
    <meta:editing-duration>PT7M9S</meta:editing-duration>
    <meta:editing-cycles>1</meta:editing-cycles>
    <meta:document-statistic meta:table-count="0" meta:image-count="0" meta:object-count="0" meta:page-count="1" meta:paragraph-count="26" meta:word-count="94" meta:character-count="1029" meta:non-whitespace-character-count="585"/>
    <meta:generator>LibreOffice/6.4.6.2$Linux_X86_64 LibreOffice_project/40$Build-2</meta:generator>
  </office:meta>
</office:document-meta>
</file>